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B42268A.png"/>
  <manifest:file-entry manifest:media-type="image/png" manifest:full-path="Pictures/1000000000000320000002580E1B1ACF.png"/>
  <manifest:file-entry manifest:media-type="image/png" manifest:full-path="Pictures/10000000000003200000025857AC7A97.png"/>
  <manifest:file-entry manifest:media-type="image/png" manifest:full-path="Pictures/100000000000032000000258CA0C59C4.png"/>
  <manifest:file-entry manifest:media-type="image/png" manifest:full-path="Pictures/100000000000032000000258CE27E50E.png"/>
  <manifest:file-entry manifest:media-type="image/png" manifest:full-path="Pictures/10000000000003200000025871EEE600.png"/>
  <manifest:file-entry manifest:media-type="image/png" manifest:full-path="Pictures/100000000000032000000258217E47D0.png"/>
  <manifest:file-entry manifest:media-type="image/png" manifest:full-path="Pictures/10000000000003200000025819812F21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3.859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subtitle">
      <style:graphic-properties draw:fill-color="#ffffff" fo:min-height="13.859cm"/>
    </style:style>
    <style:style style:name="pr5" style:family="presentation" style:parent-style-name="lyt-bluegrey-notes">
      <style:graphic-properties draw:fill-color="#ffffff" fo:min-height="13.364cm"/>
    </style:style>
    <style:style style:name="pr6" style:family="presentation" style:parent-style-name="lyt-bluegrey-title">
      <style:graphic-properties fo:min-height="3.506cm"/>
    </style:style>
    <style:style style:name="pr7" style:family="presentation" style:parent-style-name="lyt-bluegrey-outline1">
      <style:graphic-properties draw:textarea-vertical-align="middle" fo:min-height="13.859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margin-top="0cm" fo:margin-bottom="0.6cm"/>
      <style:text-properties style:text-underline-style="solid" style:text-underline-width="auto" style:text-underline-color="font-color"/>
    </style:style>
    <style:style style:name="P3" style:family="paragraph">
      <style:paragraph-properties fo:margin-top="0cm" fo:margin-bottom="0.8cm"/>
      <style:text-properties style:text-underline-style="solid" style:text-underline-width="auto" style:text-underline-color="font-color"/>
    </style:style>
    <style:style style:name="P4" style:family="paragraph">
      <style:paragraph-properties fo:margin-left="0cm" fo:margin-right="0cm" fo:text-indent="0cm"/>
      <style:text-properties fo:font-size="32pt" style:text-underline-style="solid" style:text-underline-width="auto" style:text-underline-color="font-color" style:font-size-asian="32pt" style:font-size-complex="32pt"/>
    </style:style>
    <style:style style:name="P5" style:family="paragraph">
      <style:text-properties fo:font-size="32pt"/>
    </style:style>
    <style:style style:name="P6" style:family="paragraph">
      <style:text-properties fo:font-size="28.1000003814697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ff00" fo:font-size="40pt" style:font-size-asian="40pt" style:font-size-complex="4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6600"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ff3333"/>
    </style:style>
    <style:style style:name="T5" style:family="text">
      <style:text-properties fo:color="#ffff00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e halbautomatische <text:span text:style-name="T1">Hobbygärtnerhilfe</text:span></text:p>
          </draw:text-box>
        </draw:frame>
        <draw:frame presentation:style-name="pr2" draw:text-style-name="P4" draw:layer="layout" svg:width="25.199cm" svg:height="13.859cm" svg:x="1.4cm" svg:y="4.914cm" presentation:class="subtitle" presentation:user-transformed="true">
          <draw:text-box>
            <text:p text:style-name="P1"><text:span text:style-name="T2">Gliederung</text:span></text:p>
            <text:p text:style-name="P1"><text:span text:style-name="T3"/></text:p>
            <text:p text:style-name="P2"><text:span text:style-name="T3">- Endprodukt</text:span></text:p>
            <text:p text:style-name="P2"><text:span text:style-name="T3">- Anfangsprobleme</text:span></text:p>
            <text:p text:style-name="P3"><text:span text:style-name="T3">- Daten und Technologien</text:span></text:p>
            <text:p text:style-name="P3"><text:span text:style-name="T3">- Problem/Fragestellung</text:span></text:p>
            <text:p text:style-name="P3"><text:span text:style-name="T3">- Testen!!</text:span></text:p>
            <text:p text:style-name="P1"><text:span text:style-name="T1"/></text:p>
          </draw:text-box>
        </draw:frame>
        <anim:par presentation:node-type="timing-root">
          <anim:par smil:begin="id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0" xml:id="id2" draw:id="id2">
        <draw:frame presentation:style-name="pr1" draw:layer="layout" svg:width="25.199cm" svg:height="3.506cm" svg:x="1.4cm" svg:y="0.837cm" presentation:class="title">
          <draw:text-box>
            <text:p>Das Endprodukt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5">Das ist das Endprodukt von unserer Arbeit. Es besitzt eine Website.</text:p>
            <text:p text:style-name="P5"/>
            <text:p text:style-name="P5"/>
            <text:p text:style-name="P5"/>
            <text:p text:style-name="P5"/>
            <text:p text:style-name="P5"><text:span text:style-name="T4"><text:a xlink:href="http://10.59.1.166/">Das ist die Website</text:a></text:span></text:p>
          </draw:text-box>
        </draw:frame>
        <anim:par presentation:node-type="timing-root">
          <anim:par smil:begin="id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 xml:id="id3" draw:id="id3">
        <draw:frame presentation:style-name="pr6" draw:layer="layout" svg:width="25.199cm" svg:height="3.506cm" svg:x="1.4cm" svg:y="0.837cm" presentation:class="title">
          <draw:text-box>
            <text:p>Problem/Fragestellung</text:p>
          </draw:text-box>
        </draw:frame>
        <draw:frame presentation:style-name="pr7" draw:text-style-name="P7" draw:layer="layout" svg:width="25.199cm" svg:height="13.859cm" svg:x="1.4cm" svg:y="4.314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Manche Pflanzen gehen ein, wegen zu wenig Wasser und manche gehen ein, wegen zuviel Wasser</text:p>
              </text:list-item>
              <text:list-item>
                <text:p text:style-name="P7">Muss man so viele Ressourcen für nicht verschwenden?</text:p>
              </text:list-item>
            </text:list>
          </draw:text-box>
        </draw:frame>
        <anim:par presentation:node-type="timing-root">
          <anim:par smil:begin="id3.begin">
            <anim:transitionFilter smil:dur="1s" smil:type="pinWheelWipe" smil:subtype="eightBlade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 xml:id="id4" draw:id="id4">
        <draw:frame presentation:style-name="pr6" draw:layer="layout" svg:width="25.199cm" svg:height="3.506cm" svg:x="1.4cm" svg:y="0.837cm" presentation:class="title">
          <draw:text-box>
            <text:p>Anfangsprobleme</text:p>
          </draw:text-box>
        </draw:frame>
        <draw:frame presentation:style-name="pr7" draw:text-style-name="P7" draw:layer="layout" svg:width="25.199cm" svg:height="13.859cm" svg:x="1.4cm" svg:y="4.914cm" presentation:class="outline">
          <draw:text-box>
            <text:list text:style-name="L2">
              <text:list-item>
                <text:p text:style-name="P7">Reinkommen ins Thema</text:p>
              </text:list-item>
              <text:list-item>
                <text:p text:style-name="P7">Website</text:p>
              </text:list-item>
              <text:list-item>
                <text:p text:style-name="P7">Kabelsalat</text:p>
              </text:list-item>
            </text:list>
          </draw:text-box>
        </draw:frame>
        <anim:par presentation:node-type="timing-root">
          <anim:par smil:begin="id4.begin">
            <anim:transitionFilter smil:dur="1s" smil:type="pinWheelWipe" smil:subtype="eightBlade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 xml:id="id5" draw:id="id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e Daten und die Technologien</text:p>
          </draw:text-box>
        </draw:frame>
        <draw:frame presentation:style-name="pr7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7">Die Sensoren können wahrnehmen:</text:p>
              </text:list-header>
              <text:list-item>
                <text:p text:style-name="P7">Temperatur</text:p>
              </text:list-item>
              <text:list-item>
                <text:p text:style-name="P7">Helligkeit</text:p>
              </text:list-item>
              <text:list-item>
                <text:p text:style-name="P7">Feuchtigkeit im Boden / in der Luft </text:p>
              </text:list-item>
              <text:list-item>
                <text:p text:style-name="P7">Luftdruck</text:p>
              </text:list-item>
            </text:list>
          </draw:text-box>
        </draw:frame>
        <anim:par presentation:node-type="timing-root">
          <anim:par smil:begin="id5.begin">
            <anim:transitionFilter smil:dur="1s" smil:type="pinWheelWipe" smil:subtype="eightBlade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 xml:id="id6" draw:id="id6">
        <draw:frame presentation:style-name="pr6" draw:layer="layout" svg:width="25.199cm" svg:height="3.506cm" svg:x="1.4cm" svg:y="0.837cm" presentation:class="title">
          <draw:text-box>
            <text:p>Testen!!</text:p>
          </draw:text-box>
        </draw:frame>
        <draw:frame presentation:style-name="pr7" draw:text-style-name="P8" draw:layer="layout" svg:width="25.199cm" svg:height="13.859cm" svg:x="1.4cm" svg:y="4.914cm" presentation:class="outline">
          <draw:text-box>
            <text:list text:style-name="L2">
              <text:list-header>
                <text:p text:style-name="P8"><text:span text:style-name="T5">Wir überzeugen euch, das es funktioniert!</text:span></text:p>
              </text:list-header>
            </text:list>
          </draw:text-box>
        </draw:frame>
        <anim:par presentation:node-type="timing-root">
          <anim:par smil:begin="id6.begin">
            <anim:transitionFilter smil:dur="1s" smil:type="pinWheelWipe" smil:subtype="eightBlade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 xml:id="id7" draw:id="id7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nke fürs zuhören!</text:p>
          </draw:text-box>
        </draw:frame>
        <draw:frame presentation:style-name="pr7" draw:text-style-name="P7" draw:layer="layout" svg:width="25.199cm" svg:height="13.859cm" svg:x="1.4cm" svg:y="4.914cm" presentation:class="outline">
          <draw:text-box>
            <text:list text:style-name="L2">
              <text:list-header>
                <text:p text:style-name="P7">Das war unsere Vorstellung unseres Projekts beim Jugend hackt.</text:p>
                <text:p text:style-name="P7">Wir hoffen, das es euch gefallen hat!</text:p>
              </text:list-header>
            </text:list>
          </draw:text-box>
        </draw:frame>
        <anim:par presentation:node-type="timing-root">
          <anim:par smil:begin="id7.begin">
            <anim:transitionFilter smil:dur="1s" smil:type="pinWheelWipe" smil:subtype="eightBlade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6" xlink:href="Pictures/100000000000032000000258CE27E50E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organic" xlink:href="Pictures/100000000000032000000258CA0C59C4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bluetitledown" style:page-layout-name="PM1" draw:style-name="Mdp2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olli </meta:initial-creator>
    <meta:creation-date>2019-06-15T18:40:16.81</meta:creation-date>
    <meta:editing-duration>PT34M24S</meta:editing-duration>
    <meta:editing-cycles>2</meta:editing-cycles>
    <dc:date>2019-06-15T19:31:11.40</dc:date>
    <dc:creator>Trolli </dc:creator>
    <meta:document-statistic meta:object-count="71"/>
    <meta:generator>OpenOffice/4.1.6$Win32 OpenOffice.org_project/416m1$Build-9790</meta:generator>
  </office:meta>
</office:document-meta>
</file>